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8cm" table:align="margins"/>
    </style:style>
    <style:style style:name="Tabella1.A" style:family="table-column">
      <style:table-column-properties style:column-width="6.765cm" style:rel-column-width="45238*"/>
    </style:style>
    <style:style style:name="Tabella1.B" style:family="table-column">
      <style:table-column-properties style:column-width="3.036cm" style:rel-column-width="2029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min-row-height="7.001cm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215140" style:font-size-asian="6pt" style:font-size-complex="6pt"/>
    </style:style>
    <style:style style:name="T1" style:family="text">
      <style:text-properties officeooo:rsid="001194fd"/>
    </style:style>
    <style:style style:name="T2" style:family="text">
      <style:text-properties officeooo:rsid="00215140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1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5"/><text:p text:style-name="P4"/><text:p text:style-name="P4"/></draw:text-box></draw:frame></text:p>
          </table:table-cell>
          <table:table-cell table:style-name="Tabella1.A1" office:value-type="string">
            <text:p text:style-name="P2"><text:span text:style-name="T1">Scheda: </text:span><text:placeholder text:placeholder-type="text">&lt;o.name&gt;</text:placeholder></text:p>
            <text:p text:style-name="P1">Stagione:<text:placeholder text:placeholder-type="text">&lt;o.season_id.name or ''&gt;</text:placeholder></text:p>
            <text:p text:style-name="P6"><text:span text:style-name="T2">Cod. cliente</text:span>:<text:placeholder text:placeholder-type="text">&lt;o.customer_code or ''&gt;</text:placeholder></text:p>
          </table:table-cell>
        </table:table-row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2">
          <style:column style:rel-width="5556*" fo:start-indent="0cm" fo:end-indent="0cm"/>
          <style:column style:rel-width="555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0-09-01T09:58:42.656925725</dc:date>
    <dc:creator>thebrush </dc:creator>
    <meta:editing-duration>PT4H2M13S</meta:editing-duration>
    <meta:editing-cycles>20</meta:editing-cycles>
    <meta:document-statistic meta:table-count="1" meta:image-count="0" meta:object-count="0" meta:page-count="1" meta:paragraph-count="6" meta:word-count="14" meta:character-count="117" meta:non-whitespace-character-count="108"/>
  </office:meta>
</office:document-meta>
</file>